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ARGAS HUAYMACARI HUBERT OMACH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VARGAS HUAYMACARI, HUBERT OMACH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7187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22:31:2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